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C7000000BC08008EE2C9E78A0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_5f_1" style:list-style-name="L1">
      <style:graphic-properties draw:stroke="none" draw:fill="none" draw:fill-color="#ffffff" draw:textarea-horizontal-align="justify" draw:textarea-vertical-align="top" draw:auto-grow-height="false" fo:min-height="3.771cm" fo:min-width="21.892cm" fo:padding-top="0.127cm" fo:padding-bottom="0.127cm" fo:padding-left="0.254cm" fo:padding-right="0.254cm" fo:wrap-option="wrap" draw:shadow-color="#808080"/>
    </style:style>
    <style:style style:name="gr2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3" style:family="graphic" style:parent-style-name="Standard_5f_1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4" style:family="graphic" style:parent-style-name="Standard_5f_1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draw:fill="none" draw:fill-color="#ffffff" draw:textarea-horizontal-align="left" draw:textarea-vertical-align="middle" draw:auto-grow-height="false" fo:min-height="12.216cm" fo:min-width="14.803cm" fo:padding-top="0.13cm" fo:padding-bottom="0.13cm" fo:padding-left="0.25cm" fo:padding-right="0.25cm" fo:wrap-option="no-wrap" draw:shadow-color="#808080"/>
    </style:style>
    <style:style style:name="gr7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0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1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12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3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14" style:family="graphic" style:parent-style-name="Standard_5f_2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5" style:family="graphic" style:parent-style-name="Standard_5f_2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16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7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1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20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21" style:family="graphic" style:parent-style-name="Standard_5f_2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22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23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1.006cm" fo:min-width="0.91cm" fo:padding-top="0.125cm" fo:padding-bottom="0.125cm" fo:padding-left="0.251cm" fo:padding-right="0.251cm" fo:wrap-option="wrap" draw:shadow-color="#808080"/>
    </style:style>
    <style:style style:name="gr24" style:family="graphic" style:parent-style-name="Standard_5f_2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25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26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27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2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2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30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31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32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33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34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35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36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37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3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3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40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41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42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43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44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45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46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47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4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4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50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51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52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53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54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55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56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57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5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5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60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61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62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63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64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65" style:family="graphic" style:parent-style-name="Standard_5f_2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66" style:family="graphic" style:parent-style-name="Standard_5f_2" style:list-style-name="L5">
      <style:graphic-properties draw:stroke="none" draw:fill="none" draw:fill-color="#ffffff" draw:textarea-horizontal-align="justify" draw:textarea-vertical-align="top" draw:auto-grow-height="false" fo:min-height="11.507cm" fo:min-width="21.892cm" fo:padding-top="0.127cm" fo:padding-bottom="0.127cm" fo:padding-left="0.254cm" fo:padding-right="0.254cm" fo:wrap-option="wrap" draw:shadow-color="#808080"/>
    </style:style>
    <style:style style:name="gr67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68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69" style:family="graphic" style:parent-style-name="Standard_5f_2" style:list-style-name="L3">
      <style:graphic-properties draw:stroke="none" draw:fill="none" draw:fill-color="#ffffff" draw:textarea-horizontal-align="justify" draw:textarea-vertical-align="bottom" draw:auto-grow-height="false" fo:min-height="0.579cm" fo:min-width="0.9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5cm" fo:min-width="14.803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3cm" fo:min-width="21.89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3.115cm" fo:min-width="14.801cm" fo:padding-top="0.125cm" fo:padding-bottom="0.125cm" fo:padding-left="0.251cm" fo:padding-right="0.251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846cm" fo:min-width="21.89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0.562cm" fo:min-width="21.89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1.833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79cm" fo:min-width="20.967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0.58cm" fo:min-width="0.9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5.772cm" fo:padding-top="0.125cm" fo:padding-bottom="0.125cm" fo:padding-left="0.251cm" fo:padding-right="0.251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6cm" fo:min-width="0.911cm" fo:padding-top="0.125cm" fo:padding-bottom="0.125cm" fo:padding-left="0.251cm" fo:padding-right="0.251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86cm" fo:min-width="14.803cm" fo:padding-top="0.13cm" fo:padding-bottom="0.13cm" fo:padding-left="0.25cm" fo:padding-right="0.25cm" fo:wrap-option="wrap" draw:shadow-color="#808080"/>
    </style:style>
    <style:style style:name="pr1" style:family="presentation" style:parent-style-name="Titel1-subtitle">
      <style:graphic-properties draw:fill-color="#ffffff" fo:min-height="11.277cm"/>
    </style:style>
    <style:style style:name="P1" style:family="paragraph">
      <style:paragraph-properties fo:margin-left="0cm" fo:margin-right="0cm" fo:margin-top="0.229cm" fo:margin-bottom="0cm" fo:line-height="8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29cm" fo:margin-bottom="0cm" fo:line-height="80%" fo:text-align="center" fo:text-indent="0cm" style:punctuation-wrap="hanging" style:line-break="strict" style:writing-mode="lr-tb" style:font-independent-line-spacing="true"/>
      <style:text-properties fo:font-size="14.8999996185303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9.5p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5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4.8999996185303pt"/>
    </style:style>
    <style:style style:name="P11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6cm"/>
          <style:tab-stop style:position="29.942cm"/>
          <style:tab-stop style:position="29.946cm"/>
          <style:tab-stop style:position="29.95cm"/>
        </style:tab-stops>
      </style:paragraph-properties>
      <style:text-properties fo:font-size="14.8999996185303p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4.8999996185303pt"/>
    </style:style>
    <style:style style:name="P1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19" style:family="paragraph">
      <style:paragraph-properties fo:margin-left="0.939cm" fo:margin-right="0cm" fo:margin-top="0.158cm" fo:margin-bottom="0cm" fo:line-height="100%" fo:text-indent="-0.922cm" style:punctuation-wrap="hanging" style:line-break="strict" style:writing-mode="lr-tb"/>
    </style:style>
    <style:style style:name="P20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21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  <style:text-properties fo:font-size="19.5pt"/>
    </style:style>
    <style:style style:name="P22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P23" style:family="paragraph">
      <style:paragraph-properties fo:margin-left="2.063cm" fo:margin-right="0cm" fo:margin-top="0.105cm" fo:margin-bottom="0cm" fo:line-height="100%" fo:text-align="start" fo:text-indent="-0.763cm" style:punctuation-wrap="hanging" style:line-break="strict" style:writing-mode="lr-tb"/>
    </style:style>
    <style:style style:name="P24" style:family="paragraph">
      <style:paragraph-properties fo:margin-left="0.939cm" fo:margin-right="0cm" fo:margin-top="0.105cm" fo:margin-bottom="0cm" fo:line-height="100%" fo:text-indent="-0.922cm" style:punctuation-wrap="hanging" style:line-break="strict" style:writing-mode="lr-tb"/>
    </style:style>
    <style:style style:name="P25" style:family="paragraph">
      <loext:graphic-properties draw:fill="none" draw:fill-color="#ffffff"/>
      <style:paragraph-properties fo:margin-left="0cm" fo:margin-right="0cm" fo:margin-top="0.105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2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27" style:family="paragraph">
      <style:paragraph-properties fo:margin-left="2.063cm" fo:margin-right="0cm" fo:margin-top="0.105cm" fo:margin-bottom="0cm" fo:line-height="100%" fo:text-indent="-0.763cm" style:punctuation-wrap="hanging" style:line-break="strict" style:writing-mode="lr-tb"/>
    </style:style>
    <style:style style:name="P28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31" style:family="paragraph">
      <style:paragraph-properties fo:margin-left="0.939cm" fo:margin-right="0cm" fo:margin-top="0.141cm" fo:margin-bottom="0cm" fo:line-height="100%" fo:text-indent="-0.922cm" style:punctuation-wrap="hanging" style:line-break="strict" style:writing-mode="lr-tb"/>
    </style:style>
    <style:style style:name="P32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33" style:family="paragraph">
      <style:paragraph-properties fo:margin-left="2.063cm" fo:margin-right="0cm" fo:margin-top="0.141cm" fo:margin-bottom="0cm" fo:line-height="100%" fo:text-align="start" fo:text-indent="-0.763cm" style:punctuation-wrap="hanging" style:line-break="strict" style:writing-mode="lr-tb"/>
    </style:style>
    <style:style style:name="P34" style:family="paragraph">
      <style:paragraph-properties fo:margin-left="0.255cm" fo:margin-right="0cm" fo:margin-top="0.158cm" fo:margin-bottom="0cm" fo:line-height="100%" fo:text-indent="-0.238cm" style:punctuation-wrap="simple" style:line-break="normal"/>
    </style:style>
    <style:style style:name="P35" style:family="paragraph">
      <style:paragraph-properties fo:margin-left="2.05cm" fo:margin-right="0cm" fo:margin-top="0.141cm" fo:margin-bottom="0cm" fo:line-height="100%" fo:text-align="start" fo:text-indent="-0.763cm" style:punctuation-wrap="hanging" style:line-break="strict" style:writing-mode="lr-tb"/>
    </style:style>
    <style:style style:name="P36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37" style:family="paragraph">
      <style:paragraph-properties fo:margin-left="0cm" fo:margin-right="0cm" fo:margin-top="0.123cm" fo:margin-bottom="0cm" fo:line-height="100%" fo:text-align="start" fo:text-indent="0cm" style:punctuation-wrap="hanging" style:line-break="strict" style:writing-mode="lr-tb"/>
    </style:style>
    <style:style style:name="P38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/>
    </style:style>
    <style:style style:name="P39" style:family="paragraph">
      <style:paragraph-properties fo:margin-left="0.921cm" fo:margin-right="0cm" fo:margin-top="0.123cm" fo:margin-bottom="0cm" fo:line-height="100%" fo:text-indent="-0.917cm" style:punctuation-wrap="hanging" style:line-break="strict" style:writing-mode="lr-tb"/>
    </style:style>
    <style:style style:name="P40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  <style:text-properties fo:font-size="14.8999996185303pt"/>
    </style:style>
    <style:style style:name="P41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1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  <style:text-properties fo:font-size="14.8999996185303pt"/>
    </style:style>
    <style:style style:name="T1" style:family="text">
      <style:text-properties fo:font-size="26pt" fo:language="sv" fo:country="SE" fo:font-style="italic" style:font-name-asian="ＭＳ Ｐゴシック1" style:font-size-asian="26pt" style:language-asian="sv" style:country-asian="SE" style:font-style-asian="italic" style:font-name-complex="ＭＳ Ｐゴシック1" style:font-size-complex="26pt" style:language-complex="sv" style:country-complex="SE" style:font-style-complex="italic"/>
    </style:style>
    <style:style style:name="T2" style:family="text">
      <style:text-properties fo:font-variant="normal" fo:text-transform="none" fo:color="#9a9a9a" style:text-outline="false" style:text-line-through-style="none" style:text-line-through-type="none" style:text-position="0% 100%" style:font-name="Arial" fo:font-size="44pt" fo:language="sv" fo:country="SE" fo:font-style="normal" fo:text-shadow="none" style:text-underline-style="none" style:letter-kerning="true" fo:background-color="transparent" style:font-name-asian="ＭＳ Ｐゴシック1" style:font-size-asian="44pt" style:language-asian="sv" style:country-asian="SE" style:font-style-asian="normal" style:font-name-complex="ＭＳ Ｐゴシック1" style:font-size-complex="44pt" style:language-complex="sv" style:country-complex="SE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a9a9a" style:text-outline="false" style:text-line-through-style="none" style:text-line-through-type="none" style:text-position="0% 100%" style:font-name="Arial" fo:font-size="44pt" fo:language="sv" fo:country="SE" fo:font-style="normal" fo:text-shadow="none" style:text-underline-style="none" fo:font-weight="bold" style:letter-kerning="true" fo:background-color="transparent" style:font-name-asian="ＭＳ Ｐゴシック1" style:font-size-asian="44pt" style:language-asian="sv" style:country-asian="SE" style:font-style-asian="normal" style:font-weight-asian="bold" style:font-name-complex="ＭＳ Ｐゴシック1" style:font-size-complex="44pt" style:language-complex="sv" style:country-complex="S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a9a9a" style:text-outline="false" style:text-line-through-style="none" style:text-line-through-type="none" style:text-position="0% 100%" style:font-name="Arial" fo:font-size="44pt" fo:language="sv" fo:country="SE" fo:font-style="normal" fo:text-shadow="none" style:text-underline-style="none" fo:font-weight="normal" style:letter-kerning="true" fo:background-color="transparent" style:font-name-asian="ＭＳ Ｐゴシック1" style:font-size-asian="44pt" style:language-asian="sv" style:country-asian="SE" style:font-style-asian="normal" style:font-weight-asian="normal" style:font-name-complex="ＭＳ Ｐゴシック1" style:font-size-complex="44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9a9a9a" fo:font-size="44pt" fo:language="sv" fo:country="SE" style:font-name-asian="ＭＳ Ｐゴシック1" style:font-size-asian="44pt" style:language-asian="sv" style:country-asian="SE" style:font-name-complex="ＭＳ Ｐゴシック1" style:font-size-complex="44pt" style:language-complex="sv" style:country-complex="SE"/>
    </style:style>
    <style:style style:name="T6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7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8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9" style:family="text">
      <style:text-properties fo:font-size="18pt" fo:language="en" fo:country="US" style:font-name-asian="ＭＳ Ｐゴシック1" style:font-size-asian="18pt" style:language-asian="en" style:country-asian="US" style:font-name-complex="ＭＳ Ｐゴシック1" style:font-size-complex="18pt" style:language-complex="en" style:country-complex="US"/>
    </style:style>
    <style:style style:name="T10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ＭＳ Ｐゴシック1" style:font-size-asian="18pt" style:language-asian="en" style:country-asian="US" style:font-style-asian="normal" style:font-weight-asian="normal" style:font-name-complex="ＭＳ Ｐゴシック1" style:font-size-complex="18pt" style:language-complex="en" style:country-complex="US" style:font-style-complex="normal" style:font-weight-complex="normal" style:font-relief="none"/>
    </style:style>
    <style:style style:name="T11" style:family="text">
      <style:text-properties fo:font-size="18pt" fo:language="en" fo:country="US" fo:font-style="italic" style:font-name-asian="ＭＳ Ｐゴシック1" style:font-size-asian="18pt" style:language-asian="en" style:country-asian="US" style:font-style-asian="italic" style:font-name-complex="ＭＳ Ｐゴシック1" style:font-size-complex="18pt" style:language-complex="en" style:country-complex="US" style:font-style-complex="italic"/>
    </style:style>
    <style:style style:name="T12" style:family="text">
      <style:text-properties style:font-name="Calibri" fo:font-size="12pt" fo:language="sv" fo:country="SE" style:font-name-asian="ＭＳ Ｐゴシック1" style:font-size-asian="12pt" style:language-asian="sv" style:country-asian="SE" style:font-name-complex="ＭＳ Ｐゴシック1" style:font-size-complex="12pt" style:language-complex="sv" style:country-complex="SE"/>
    </style:style>
    <style:style style:name="T13" style:family="text">
      <style:text-properties fo:color="#000000" style:text-line-through-style="none" style:text-line-through-type="none" style:text-position="0% 100%" style:font-name="Courier New" fo:font-size="12pt" fo:language="en" fo:country="US" fo:font-style="normal" fo:text-shadow="none" style:text-underline-style="none" fo:font-weight="normal" style:font-name-asian="ＭＳ Ｐゴシック1" style:font-size-asian="12pt" style:language-asian="en" style:country-asian="US" style:font-style-asian="normal" style:font-weight-asian="normal" style:font-name-complex="ＭＳ Ｐゴシック1" style:font-size-complex="12pt" style:language-complex="en" style:country-complex="US" style:font-style-complex="normal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position="0% 100%" style:font-name="Courier New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16" style:family="text">
      <style:text-properties fo:color="#9a9a9a" fo:font-size="32pt" fo:language="en" fo:country="US" style:font-name-asian="ＭＳ Ｐゴシック1" style:font-size-asian="32pt" style:language-asian="en" style:country-asian="US" style:font-name-complex="ＭＳ Ｐゴシック1" style:font-size-complex="32pt" style:language-complex="en" style:country-complex="US"/>
    </style:style>
    <style:style style:name="T17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8" style:family="text">
      <style:text-properties fo:color="#000000" style:text-position="0% 100%"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9" style:family="text">
      <style:text-properties fo:color="#ccccff" style:text-position="0% 100%"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0" style:family="text">
      <style:text-properties fo:color="#000000" style:text-position="0% 100%" style:font-name="Courier New"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21" style:family="text">
      <style:text-properties fo:color="#000000" style:text-line-through-style="none" style:text-line-through-type="none" style:text-position="0% 100%" style:font-name="Arial" fo:font-size="18pt" fo:language="en" fo:country="US" fo:font-style="italic" fo:text-shadow="none" style:text-underline-style="none" fo:font-weight="normal" style:font-name-asian="ＭＳ Ｐゴシック1" style:font-size-asian="18pt" style:language-asian="en" style:country-asian="US" style:font-style-asian="italic" style:font-weight-asian="normal" style:font-name-complex="ＭＳ Ｐゴシック1" style:font-size-complex="18pt" style:language-complex="en" style:country-complex="US" style:font-style-complex="italic" style:font-weight-complex="normal" style:font-relief="none"/>
    </style:style>
    <style:style style:name="T22" style:family="text">
      <style:text-properties fo:color="#000000" style:text-position="0% 100%" style:font-name="Arial" fo:font-size="18pt" fo:language="en" fo:country="US" fo:font-style="italic" style:font-name-asian="ＭＳ Ｐゴシック1" style:font-size-asian="18pt" style:language-asian="en" style:country-asian="US" style:font-style-asian="italic" style:font-name-complex="ＭＳ Ｐゴシック1" style:font-size-complex="18pt" style:language-complex="en" style:country-complex="US" style:font-style-complex="italic"/>
    </style:style>
    <style:style style:name="T23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bold" style:font-name-asian="ＭＳ Ｐゴシック1" style:font-size-asian="14pt" style:language-asian="en" style:country-asian="US" style:font-style-asian="normal" style:font-weight-asian="bold" style:font-name-complex="ＭＳ Ｐゴシック1" style:font-size-complex="14pt" style:language-complex="en" style:country-complex="US" style:font-style-complex="normal" style:font-weight-complex="bold" style:font-relief="none"/>
    </style:style>
    <style:style style:name="T24" style:family="text">
      <style:text-properties fo:color="#000000" style:text-position="0% 100%" style:font-name="Courier New" fo:font-size="14pt" fo:language="en" fo:country="US" fo:font-weight="bold" style:font-name-asian="ＭＳ Ｐゴシック1" style:font-size-asian="14pt" style:language-asian="en" style:country-asian="US" style:font-weight-asian="bold" style:font-name-complex="ＭＳ Ｐゴシック1" style:font-size-complex="14pt" style:language-complex="en" style:country-complex="US" style:font-weight-complex="bold"/>
    </style:style>
    <style:style style:name="T25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6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27" style:family="text">
      <style:text-properties fo:color="#000000" style:text-position="0% 100%" style:font-name="Arial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8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font-relief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anguage="en" fo:country="US" fo:font-style="italic" fo:text-shadow="none" style:text-underline-style="none" fo:font-weight="normal" style:letter-kerning="true" style:font-name-asian="ＭＳ Ｐゴシック1" style:font-size-asian="16pt" style:language-asian="en" style:country-asian="US" style:font-style-asian="italic" style:font-weight-asian="normal" style:font-name-complex="ＭＳ Ｐゴシック1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letter-kerning="true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line-through-style="none" style:text-line-through-type="none" style:text-position="0% 100%" style:font-name="Arial" fo:font-size="16pt" fo:language="en" fo:country="US" fo:font-style="italic" fo:text-shadow="none" style:text-underline-style="none" fo:font-weight="normal" style:font-name-asian="ＭＳ Ｐゴシック1" style:font-size-asian="16pt" style:language-asian="en" style:country-asian="US" style:font-style-asian="italic" style:font-weight-asian="normal" style:font-name-complex="ＭＳ Ｐゴシック1" style:font-size-complex="16pt" style:language-complex="en" style:country-complex="US" style:font-style-complex="italic" style:font-weight-complex="normal" style:font-relief="none"/>
    </style:style>
    <style:style style:name="T32" style:family="text">
      <style:text-properties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33" style:family="text">
      <style:text-properties fo:color="#000000" style:text-line-through-style="none" style:text-line-through-type="none" style:text-position="0% 100%" style:font-name="Arial" fo:font-size="16pt" fo:language="sv" fo:country="SE" fo:font-style="normal" fo:text-shadow="none" style:text-underline-style="none" fo:font-weight="normal" style:font-name-asian="ＭＳ Ｐゴシック1" style:font-size-asian="16pt" style:language-asian="sv" style:country-asian="SE" style:font-style-asian="normal" style:font-weight-asian="normal" style:font-name-complex="ＭＳ Ｐゴシック1" style:font-size-complex="16pt" style:language-complex="sv" style:country-complex="SE" style:font-style-complex="normal" style:font-weight-complex="normal" style:font-relief="none"/>
    </style:style>
    <style:style style:name="T34" style:family="text">
      <style:text-properties fo:color="#ccccff" style:text-line-through-style="none" style:text-line-through-type="none" style:text-position="0% 100%" style:font-name="Arial" fo:font-size="16pt" fo:language="sv" fo:country="SE" fo:font-style="normal" fo:text-shadow="none" style:text-underline-style="none" fo:font-weight="normal" style:font-name-asian="ＭＳ Ｐゴシック1" style:font-size-asian="16pt" style:language-asian="sv" style:country-asian="SE" style:font-style-asian="normal" style:font-weight-asian="normal" style:font-name-complex="ＭＳ Ｐゴシック1" style:font-size-complex="16pt" style:language-complex="sv" style:country-complex="SE" style:font-style-complex="normal" style:font-weight-complex="normal" style:font-relief="none"/>
    </style:style>
    <style:style style:name="T35" style:family="text">
      <style:text-properties fo:color="#000000" style:text-position="0% 100%" style:font-name="Arial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36" style:family="text">
      <style:text-properties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37" style:family="text">
      <style:text-properties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38" style:family="text">
      <style:text-properties style:font-name="Courier New1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39" style:family="text">
      <style:text-properties fo:color="#000000" style:text-line-through-style="none" style:text-line-through-type="none" style:text-position="0% 100%" style:font-name="Courier New1" fo:font-size="16pt" fo:language="sv" fo:country="SE" fo:font-style="normal" fo:text-shadow="none" style:text-underline-style="none" fo:font-weight="normal" style:font-name-asian="ＭＳ Ｐゴシック1" style:font-size-asian="16pt" style:language-asian="sv" style:country-asian="SE" style:font-style-asian="normal" style:font-weight-asian="normal" style:font-name-complex="ＭＳ Ｐゴシック1" style:font-size-complex="16pt" style:language-complex="sv" style:country-complex="SE" style:font-style-complex="normal" style:font-weight-complex="normal" style:font-relief="none"/>
    </style:style>
    <style:style style:name="T40" style:family="text">
      <style:text-properties fo:font-size="16pt" fo:language="sv" fo:country="SE" fo:font-weight="bold" style:font-name-asian="ＭＳ Ｐゴシック1" style:font-size-asian="16pt" style:language-asian="sv" style:country-asian="SE" style:font-weight-asian="bold" style:font-name-complex="ＭＳ Ｐゴシック1" style:font-size-complex="16pt" style:language-complex="sv" style:country-complex="SE" style:font-weight-complex="bold"/>
    </style:style>
    <style:style style:name="T41" style:family="text">
      <style:text-properties style:font-name="Courier New1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42" style:family="text">
      <style:text-properties style:font-name="Courier New" fo:font-size="16pt" fo:language="sv" fo:country="SE" style:font-name-asian="ＭＳ Ｐゴシック1" style:font-size-asian="16pt" style:language-asian="sv" style:country-asian="SE" style:font-name-complex="ＭＳ Ｐゴシック1" style:font-size-complex="16pt" style:language-complex="sv" style:country-complex="SE"/>
    </style:style>
    <style:style style:name="T43" style:family="text">
      <style:text-properties fo:color="#000000" style:text-line-through-style="none" style:text-line-through-type="none" style:text-position="0% 100%" style:font-name="Courier New" fo:font-size="16pt" fo:language="sv" fo:country="SE" fo:font-style="normal" fo:text-shadow="none" style:text-underline-style="none" fo:font-weight="normal" style:font-name-asian="ＭＳ Ｐゴシック1" style:font-size-asian="16pt" style:language-asian="sv" style:country-asian="SE" style:font-style-asian="normal" style:font-weight-asian="normal" style:font-name-complex="ＭＳ Ｐゴシック1" style:font-size-complex="16pt" style:language-complex="sv" style:country-complex="SE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">
        <style:list-level-properties text:min-label-width="0.921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238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83cm" text:min-label-width="0.763cm"/>
        <style:text-properties style:font-name="Arial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">
        <style:list-level-properties text:min-label-width="0.917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32" presentation:use-date-time-name="dtd1">
        <office:forms form:automatic-focus="false" form:apply-design-mode="false"/>
        <draw:custom-shape draw:style-name="gr1" draw:text-style-name="P2" draw:layer="layout" svg:width="22.4cm" svg:height="4.025cm" svg:x="2.799cm" svg:y="6.649cm">
          <text:list text:style-name="L1">
            <text:list-header>
              <text:p text:style-name="P1"><text:span text:style-name="T1"/></text:p>
              <text:p text:style-name="P1"><text:span text:style-name="T1"/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366cm" svg:height="11.277cm" svg:x="2.798cm" svg:y="-0.357cm" presentation:class="subtitle">
          <draw:text-box>
            <text:p><text:span text:style-name="T2"><text:s/></text:span><text:span text:style-name="T3">10</text:span><text:span text:style-name="T4"><text:line-break/></text:span><text:span text:style-name="T4"> </text:span><text:span text:style-name="T5">Standardmoduler</text:span></text:p>
            <text:p><text:span text:style-name="T5">och</text:span></text:p>
            <text:p><text:span text:style-name="T5"><text:s/></text:span><text:span text:style-name="T5">externa moduler</text:span></text:p>
          </draw:text-box>
        </draw:frame>
        <presentation:notes draw:style-name="dp2" presentation:use-date-time-name="dtd1">
          <draw:custom-shape draw:style-name="gr2" draw:text-style-name="P5" draw:layer="layout" svg:width="6.274cm" svg:height="1.256cm" svg:x="2.824cm" svg:y="27.501cm">
            <text:list text:style-name="L3">
              <text:list-header>
                <text:p text:style-name="P4"><text:span text:style-name="T6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7" draw:layer="layout" svg:width="1.413cm" svg:height="1.256cm" svg:x="18.599cm" svg:y="27.502cm">
            <text:list text:style-name="L3">
              <text:list-header>
                <text:p text:style-name="P6"><text:span text:style-name="T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5.303cm" svg:height="1.146cm" svg:x="2.825cm" svg:y="0.916cm">
            <text:list text:style-name="L3">
              <text:list-header>
                <text:p text:style-name="P4"><text:span text:style-name="T6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5.254cm" svg:height="11.139cm" svg:x="2.874cm" svg:y="2.225cm" draw:page-number="1" presentation:class="page"/>
          <draw:custom-shape draw:style-name="gr6" draw:text-style-name="P8" draw:layer="layout" svg:width="15.303cm" svg:height="12.476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22.4cm" svg:height="2.1cm" svg:x="2.8cm" svg:y="-0.001cm">
          <text:list text:style-name="L4">
            <text:list-header>
              <text:p text:style-name="P9"><text:span text:style-name="T8">Översik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8" draw:layer="layout" svg:width="22.4cm" svg:height="10.817cm" svg:x="2.8cm" svg:y="2.657cm">
          <text:list text:style-name="L5">
            <text:list-item>
              <text:p text:style-name="P15"><text:span text:style-name="T9">Standardmoduler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10">Nätverkskommunikation </text:span></text:p>
                </text:list-item>
                <text:list-item>
                  <text:p text:style-name="P16"><text:span text:style-name="T10">HTML- och XML-parsning</text:span></text:p>
                </text:list-item>
                <text:list-item>
                  <text:p text:style-name="P16"><text:span text:style-name="T10">Loggning</text:span></text:p>
                </text:list-item>
                <text:list-item>
                  <text:p text:style-name="P16"><text:span text:style-name="T10">Debug</text:span></text:p>
                </text:list-item>
              </text:list>
            </text:list-item>
          </text:list>
          <text:list text:style-name="L5">
            <text:list-item>
              <text:p text:style-name="P17"><text:span text:style-name="T9">Exempel på externa (”tredjeparts”) modul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2" draw:text-style-name="P5" draw:layer="layout" svg:width="6.274cm" svg:height="1.256cm" svg:x="2.824cm" svg:y="27.501cm">
            <text:list text:style-name="L3">
              <text:list-header>
                <text:p text:style-name="P4"><text:span text:style-name="T6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7" draw:layer="layout" svg:width="1.413cm" svg:height="1.256cm" svg:x="18.599cm" svg:y="27.502cm">
            <text:list text:style-name="L3">
              <text:list-header>
                <text:p text:style-name="P6"><text:span text:style-name="T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5" draw:layer="layout" svg:width="15.303cm" svg:height="1.146cm" svg:x="2.825cm" svg:y="0.916cm">
            <text:list text:style-name="L3">
              <text:list-header>
                <text:p text:style-name="P4"><text:span text:style-name="T6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5.254cm" svg:height="11.139cm" svg:x="2.874cm" svg:y="2.225cm" draw:page-number="2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16" draw:text-style-name="P10" draw:layer="layout" svg:width="22.4cm" svg:height="2.1cm" svg:x="2.8cm" svg:y="-0.001cm">
          <text:list text:style-name="L4">
            <text:list-header>
              <text:p text:style-name="P9"><text:span text:style-name="T8">Nätverkskommunik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8" draw:layer="layout" svg:width="22.4cm" svg:height="10.817cm" svg:x="2.8cm" svg:y="2.657cm">
          <text:list text:style-name="L5">
            <text:list-item>
              <text:p text:style-name="P15"><text:span text:style-name="T11">socketserver</text:span><text:span text:style-name="T9"> - högnivåmodul för att bygga en nätverkstjänst/server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10">Flera olika klasser av servertyper, forkande, trådad, tcp, udp etc</text:span></text:p>
                </text:list-item>
              </text:list>
            </text:list-item>
          </text:list>
          <text:list text:style-name="L5">
            <text:list-item>
              <text:p text:style-name="P17"><text:span text:style-name="T11">http.server</text:span></text:p>
            </text:list-item>
            <text:list-item>
              <text:p text:style-name="P17"><text:span text:style-name="T11">urllib, urllib.parse </text:span><text:span text:style-name="T9">- webbklient</text:span></text:p>
            </text:list-item>
            <text:list-item>
              <text:p text:style-name="P17"><text:span text:style-name="T11">xmlrpc.client</text:span><text:span text:style-name="T9"> - klientaccess XML-RPC</text:span></text:p>
            </text:list-item>
            <text:list-item>
              <text:p text:style-name="P17"><text:span text:style-name="T11">xmlrpc.server</text:span><text:span text:style-name="T9"> - XML-RPC-server</text:span></text:p>
            </text:list-item>
            <text:list-item>
              <text:p text:style-name="P17"><text:span text:style-name="T9">Många andra protokoll; smtp, nntp, pop3, imap4, telnet, ftp, snmp</text:span></text:p>
            </text:list-item>
            <text:list-item>
              <text:p text:style-name="P17"><text:span text:style-name="T9">Lågnivå socket-kommunikation via modulen </text:span><text:span text:style-name="T11">socket</text:span></text:p>
            </text:list-item>
            <text:list-item>
              <text:p text:style-name="P17"><text:span text:style-name="T11">asyncio </text:span><text:span text:style-name="T9">och</text:span><text:span text:style-name="T11"> aiohttp </text:span><text:span text:style-name="T9">(den senare finns ej i standardbiblioteket) </text:span></text:p>
            </text:list-item>
            <text:list-item>
              <text:p text:style-name="P17"><text:span text:style-name="T9">Se även modulerna </text:span><text:span text:style-name="T11">asyncore</text:span><text:span text:style-name="T9"> och </text:span><text:span text:style-name="T11">asynchat</text:span></text:p>
            </text:list-item>
            <text:list-item>
              <text:p text:style-name="P17"><text:span text:style-name="T9">Se vidare </text:span><text:span text:style-name="T11">kapitel 7 - File Handling</text:span><text:span text:style-name="T9"> och </text:span><text:span text:style-name="T11">kapitel 10 - Networking</text:span></text:p>
            </text:list-item>
          </text:list>
          <text:list text:style-name="L1">
            <text:list-header>
              <text:p text:style-name="P19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.4cm" svg:height="0.84cm" svg:x="25.199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3" presentation:class="page"/>
          <draw:custom-shape draw:style-name="gr21" draw:text-style-name="P21" draw:layer="layout" svg:width="15.303cm" svg:height="13.365cm" svg:x="2.824cm" svg:y="14.109cm">
            <text:list text:style-name="L7">
              <text:list-item>
                <text:p text:style-name="P20"><text:span text:style-name="T12">http://pysnmp.sourceforge.net/</text:span></text:p>
              </text:list-item>
              <text:list-item>
                <text:p text:style-name="P20"><text:span text:style-name="T12">http://www.antlr.org/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5" draw:layer="layout" svg:width="6.274cm" svg:height="1.256cm" svg:x="2.824cm" svg:y="27.501cm">
            <text:list text:style-name="L3">
              <text:list-header>
                <text:p text:style-name="P4"><text:span text:style-name="T6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7" draw:layer="layout" svg:width="1.412cm" svg:height="1.256cm" svg:x="18.599cm" svg:y="27.502cm">
            <text:list text:style-name="L3">
              <text:list-header>
                <text:p text:style-name="P6"><text:span text:style-name="T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5" draw:layer="layout" svg:width="15.303cm" svg:height="1.146cm" svg:x="2.825cm" svg:y="0.916cm">
            <text:list text:style-name="L3">
              <text:list-header>
                <text:p text:style-name="P4"><text:span text:style-name="T6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25" draw:text-style-name="P10" draw:layer="layout" svg:width="22.4cm" svg:height="2.1cm" svg:x="2.8cm" svg:y="-0.001cm">
          <text:list text:style-name="L4">
            <text:list-header>
              <text:p text:style-name="P9"><text:span text:style-name="T8">Portscanning med async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5" draw:layer="layout" svg:width="22.4cm" svg:height="11.761cm" svg:x="2.8cm" svg:y="2.658cm">
          <text:list text:style-name="L5">
            <text:list-header>
              <text:p text:style-name="P22"><text:span text:style-name="T13"><text:s/></text:span><text:span text:style-name="T14">import asyncore, time, Scanner</text:span><text:span text:style-name="T14"><text:line-break/></text:span><text:span text:style-name="T14"/></text:p>
            </text:list-header>
          </text:list>
          <text:list text:style-name="L8">
            <text:list-item>
              <text:list>
                <text:list-header>
                  <text:p text:style-name="P23"><text:span text:style-name="T14">host = '5.178.76.122'</text:span></text:p>
                  <text:p text:style-name="P23"><text:span text:style-name="T14">ports = range(70, 900)</text:span></text:p>
                  <text:p text:style-name="P23"><text:span text:style-name="T14">socks = { p: Scanner.Scanner(host, p) for p in ports }</text:span></text:p>
                  <text:p text:style-name="P23"><text:span text:style-name="T14">deadline = time.time() + 10.0</text:span></text:p>
                  <text:p text:style-name="P23"><text:span text:style-name="T14"/></text:p>
                  <text:p text:style-name="P23"><text:span text:style-name="T14">while asyncore.socket_map:</text:span></text:p>
                  <text:p text:style-name="P23"><text:span text:style-name="T14"><text:s text:c="4"/></text:span><text:span text:style-name="T14">time_left = deadline - time.time()</text:span></text:p>
                  <text:p text:style-name="P23"><text:span text:style-name="T14"><text:s text:c="4"/></text:span><text:span text:style-name="T14">if time_left &lt;= 0:</text:span></text:p>
                  <text:p text:style-name="P23"><text:span text:style-name="T14"><text:s text:c="8"/></text:span><text:span text:style-name="T14">break</text:span></text:p>
                  <text:p text:style-name="P23"><text:span text:style-name="T14"><text:s text:c="4"/></text:span><text:span text:style-name="T14">asyncore.loop(timeout = time_left, count = 1)</text:span></text:p>
                  <text:p text:style-name="P23"><text:span text:style-name="T14"/></text:p>
                  <text:p text:style-name="P23"><text:span text:style-name="T14">for p, s in socks.items():</text:span></text:p>
                  <text:p text:style-name="P23"><text:span text:style-name="T14"><text:s text:c="4"/></text:span><text:span text:style-name="T14">if s.status != "connecting":</text:span></text:p>
                  <text:p text:style-name="P23"><text:span text:style-name="T14"><text:s text:c="8"/></text:span><text:span text:style-name="T14">print("Port", p, s.status)</text:span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4" draw:layer="layout" svg:width="1.4cm" svg:height="0.839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4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30" draw:text-style-name="P10" draw:layer="layout" svg:width="22.4cm" svg:height="2.1cm" svg:x="2.8cm" svg:y="-0.001cm">
          <text:list text:style-name="L4">
            <text:list-header>
              <text:p text:style-name="P9"><text:span text:style-name="T8">Hanterare i async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5" draw:layer="layout" svg:width="22.4cm" svg:height="11.761cm" svg:x="2.8cm" svg:y="2.658cm">
          <text:list text:style-name="L5">
            <text:list-header>
              <text:p text:style-name="P22"><text:span text:style-name="T13"><text:s/></text:span><text:span text:style-name="T14">class Scanner(asyncore.dispatcher):</text:span></text:p>
            </text:list-header>
          </text:list>
          <text:list text:style-name="L8">
            <text:list-item>
              <text:list>
                <text:list-header>
                  <text:p text:style-name="P23"><text:span text:style-name="T14"><text:s text:c="4"/></text:span><text:span text:style-name="T14">def __init__(self, host, port):</text:span></text:p>
                  <text:p text:style-name="P23"><text:span text:style-name="T14"><text:s text:c="8"/></text:span><text:span text:style-name="T14">asyncore.dispatcher.__init__(self)</text:span></text:p>
                  <text:p text:style-name="P23"><text:span text:style-name="T14"><text:s text:c="8"/></text:span><text:span text:style-name="T14">self.create_socket()</text:span></text:p>
                  <text:p text:style-name="P23"><text:span text:style-name="T14"><text:s text:c="8"/></text:span><text:span text:style-name="T14">self.connect( (host, port) )</text:span></text:p>
                  <text:p text:style-name="P23"><text:span text:style-name="T14"><text:s text:c="8"/></text:span><text:span text:style-name="T14">self.status = "connecting"</text:span></text:p>
                  <text:p text:style-name="P23"><text:span text:style-name="T14"><text:s text:c="4"/></text:span><text:span text:style-name="T14">def handle_connect(self):</text:span></text:p>
                  <text:p text:style-name="P23"><text:span text:style-name="T14"><text:s text:c="8"/></text:span><text:span text:style-name="T14">self.status = "connected"</text:span></text:p>
                  <text:p text:style-name="P23"><text:span text:style-name="T14"><text:s text:c="4"/></text:span><text:span text:style-name="T14">def handle_close(self):</text:span></text:p>
                  <text:p text:style-name="P23"><text:span text:style-name="T14"><text:s text:c="8"/></text:span><text:span text:style-name="T14">self.close()</text:span></text:p>
                  <text:p text:style-name="P23"><text:span text:style-name="T14"><text:s text:c="4"/></text:span><text:span text:style-name="T14">def handle_error(self):</text:span></text:p>
                  <text:p text:style-name="P23"><text:span text:style-name="T14"><text:s text:c="8"/></text:span><text:span text:style-name="T14">self.close()</text:span></text:p>
                  <text:p text:style-name="P23"><text:span text:style-name="T14"><text:s text:c="4"/></text:span><text:span text:style-name="T14">def writable(self):</text:span></text:p>
                  <text:p text:style-name="P23"><text:span text:style-name="T14"><text:s text:c="8"/></text:span><text:span text:style-name="T14">return True</text:span></text:p>
                  <text:p text:style-name="P23"><text:span text:style-name="T14"><text:s text:c="4"/></text:span><text:span text:style-name="T14">def handle_write(self):</text:span></text:p>
                  <text:p text:style-name="P23"><text:span text:style-name="T14"><text:s text:c="8"/></text:span><text:span text:style-name="T14">self.status = "writing"</text:span></text:p>
                  <text:p text:style-name="P23"><text:span text:style-name="T14"><text:s text:c="8"/></text:span><text:span text:style-name="T14">self.close()</text:span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4" draw:layer="layout" svg:width="1.4cm" svg:height="0.839cm" svg:x="25.199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5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35" draw:text-style-name="P26" draw:layer="layout" svg:width="22.4cm" svg:height="2.1cm" svg:x="2.799cm" svg:y="-0.001cm">
          <text:list text:style-name="L4">
            <text:list-item>
              <text:p text:style-name="P9"><text:span text:style-name="T16">Hämta filer på webben med </text:span><text:span text:style-name="T8">aiohtt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5" draw:layer="layout" svg:width="22.4cm" svg:height="11.761cm" svg:x="2.8cm" svg:y="2.658cm">
          <text:list text:style-name="L5">
            <text:list-header>
              <text:p text:style-name="P22"><text:span text:style-name="T17"><text:s/></text:span><text:span text:style-name="T17">import asyncio, aiohttp</text:span></text:p>
            </text:list-header>
          </text:list>
          <text:list text:style-name="L2">
            <text:list-header>
              <text:p text:style-name="P27"><text:span text:style-name="T18">async def load_url(session, url):</text:span></text:p>
              <text:p text:style-name="P27"><text:span text:style-name="T18"><text:s text:c="4"/></text:span><text:span text:style-name="T18">try:</text:span></text:p>
              <text:p text:style-name="P27"><text:span text:style-name="T18"><text:s text:c="8"/></text:span><text:span text:style-name="T18">async with session.get(url) as resp:</text:span></text:p>
              <text:p text:style-name="P27"><text:span text:style-name="T18"><text:s text:c="12"/></text:span><text:span text:style-name="T18">txt = await resp.text()</text:span></text:p>
              <text:p text:style-name="P27"><text:span text:style-name="T18"><text:s text:c="12"/></text:span><text:span text:style-name="T18">if resp.status == 200:</text:span></text:p>
              <text:p text:style-name="P27"><text:span text:style-name="T18"><text:s text:c="16"/></text:span><text:span text:style-name="T18">return txt</text:span></text:p>
              <text:p text:style-name="P27"><text:span text:style-name="T18"><text:s text:c="12"/></text:span><text:span text:style-name="T18">else:</text:span></text:p>
              <text:p text:style-name="P27"><text:span text:style-name="T18"><text:s text:c="16"/></text:span><text:span text:style-name="T18">return 'error ' + resp.status + \</text:span></text:p>
            </text:list-header>
            <text:list-item>
              <text:p text:style-name="P27"><text:span text:style-name="T18"><text:s text:c="20"/></text:span><text:span text:style-name="T18">': ' + txt</text:span></text:p>
              <text:p text:style-name="P27"><text:span text:style-name="T18"><text:s text:c="4"/></text:span><text:span text:style-name="T18">except asyncio.CancelledError:</text:span></text:p>
              <text:p text:style-name="P27"><text:span text:style-name="T18"><text:s text:c="8"/></text:span><text:span text:style-name="T18">return 'cancelled'</text:span></text:p>
              <text:p text:style-name="P27"><text:span text:style-name="T18"><text:s text:c="4"/></text:span><text:span text:style-name="T18">except Exception as err:</text:span></text:p>
              <text:p text:style-name="P27"><text:span text:style-name="T18"><text:s text:c="8"/></text:span><text:span text:style-name="T18">return 'error: ' + str(err)</text:span></text:p>
              <text:p text:style-name="P27"><text:span text:style-name="T18"/></text:p>
            </text:list-item>
          </text:list>
          <text:list text:style-name="L8">
            <text:list-item>
              <text:list>
                <text:list-header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6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40" draw:text-style-name="P26" draw:layer="layout" svg:width="22.4cm" svg:height="2.1cm" svg:x="2.799cm" svg:y="-0.001cm">
          <text:list text:style-name="L4">
            <text:list-item>
              <text:p text:style-name="P9"><text:span text:style-name="T16">Många parallella hämtningar med </text:span><text:span text:style-name="T8">aiohtt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5" draw:layer="layout" svg:width="22.4cm" svg:height="11.761cm" svg:x="2.8cm" svg:y="2.658cm">
          <text:list text:style-name="L5">
            <text:list-header>
              <text:p text:style-name="P22"><text:span text:style-name="T14"><text:s/></text:span><text:span text:style-name="T14">f</text:span><text:span text:style-name="T17">rom random import randint</text:span></text:p>
            </text:list-header>
          </text:list>
          <text:list text:style-name="L2">
            <text:list-header>
              <text:p text:style-name="P27"><text:span text:style-name="T18">srv = "</text:span><text:span text:style-name="T19"><text:a xlink:href="http://lab04.bredbandskollen.se/" xlink:type="simple">http://lab04.bredbandskollen.se/</text:a></text:span><text:span text:style-name="T18">"</text:span></text:p>
              <text:p text:style-name="P27"><text:span text:style-name="T18"/></text:p>
              <text:p text:style-name="P27"><text:span text:style-name="T18">async def program():</text:span></text:p>
              <text:p text:style-name="P27"><text:span text:style-name="T18"><text:s text:c="4"/></text:span><text:span text:style-name="T18">async with aiohttp.ClientSession() as session:</text:span></text:p>
              <text:p text:style-name="P27"><text:span text:style-name="T18"><text:s text:c="8"/></text:span><text:span text:style-name="T18">urls = [ srv + "ping/" + str(randint(1,999999)) +</text:span></text:p>
            </text:list-header>
            <text:list-item>
              <text:p text:style-name="P27"><text:span text:style-name="T18"><text:s text:c="17"/></text:span><text:span text:style-name="T18">".txt" for _ in range(50) ]</text:span></text:p>
              <text:p text:style-name="P27"><text:span text:style-name="T18"><text:s text:c="8"/></text:span><text:span text:style-name="T18">dl = [ asyncio.ensure_future(load_url(session, url))</text:span></text:p>
              <text:p text:style-name="P27"><text:span text:style-name="T18"><text:s text:c="15"/></text:span><text:span text:style-name="T18">for url in urls ]</text:span></text:p>
              <text:p text:style-name="P27"><text:span text:style-name="T18"><text:s text:c="8"/></text:span><text:span text:style-name="T18">for future in asyncio.as_completed(dl):</text:span></text:p>
              <text:p text:style-name="P27"><text:span text:style-name="T18"><text:s text:c="12"/></text:span><text:span text:style-name="T18">res = await future</text:span></text:p>
              <text:p text:style-name="P27"><text:span text:style-name="T18"><text:s text:c="12"/></text:span><text:span text:style-name="T18">print(res.strip())</text:span></text:p>
              <text:p text:style-name="P27"><text:span text:style-name="T18"/></text:p>
              <text:p text:style-name="P27"><text:span text:style-name="T18">asyncio.run(program())</text:span></text:p>
              <text:p text:style-name="P27"><text:span text:style-name="T20"/></text:p>
              <text:p text:style-name="P27"><text:span text:style-name="T15"/></text:p>
            </text:list-item>
          </text:list>
          <text:list text:style-name="L8">
            <text:list-item>
              <text:list>
                <text:list-header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4" draw:layer="layout" svg:width="1.4cm" svg:height="0.839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7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45" draw:text-style-name="P26" draw:layer="layout" svg:width="22.4cm" svg:height="2.1cm" svg:x="2.799cm" svg:y="-0.001cm">
          <text:list text:style-name="L4">
            <text:list-item>
              <text:p text:style-name="P9"><text:span text:style-name="T16">Använda proxy med </text:span><text:span text:style-name="T8">aiohtt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5" draw:layer="layout" svg:width="22.4cm" svg:height="11.761cm" svg:x="2.8cm" svg:y="2.658cm">
          <text:list text:style-name="L5">
            <text:list-header>
              <text:p text:style-name="P22"><text:span text:style-name="T14"><text:s/></text:span></text:p>
            </text:list-header>
          </text:list>
          <text:list text:style-name="L2">
            <text:list-header>
              <text:p text:style-name="P27"><text:span text:style-name="T18">async with aiohttp.ClientSession() as session:</text:span></text:p>
            </text:list-header>
            <text:list-item>
              <text:p text:style-name="P27"><text:span text:style-name="T18"><text:s text:c="4"/></text:span><text:span text:style-name="T18">my_auth = aiohttp.BasicAuth('user', 'pass')</text:span></text:p>
            </text:list-item>
            <text:list-item>
              <text:p text:style-name="P27"><text:span text:style-name="T18"><text:s text:c="4"/></text:span><text:span text:style-name="T18">async with session.get("http://python.org",</text:span></text:p>
            </text:list-item>
            <text:list-item>
              <text:p text:style-name="P27"><text:span text:style-name="T18"><text:s text:c="27"/></text:span><text:span text:style-name="T18">proxy="http://proxy.com",</text:span></text:p>
            </text:list-item>
            <text:list-item>
              <text:p text:style-name="P27"><text:span text:style-name="T18"><text:s text:c="27"/></text:span><text:span text:style-name="T18">proxy_auth=my_auth) as resp:</text:span></text:p>
            </text:list-item>
            <text:list-item>
              <text:p text:style-name="P27"><text:span text:style-name="T18"><text:s text:c="8"/></text:span><text:span text:style-name="T18">print(resp.status)</text:span></text:p>
              <text:p text:style-name="P27"><text:span text:style-name="T18"/></text:p>
              <text:p text:style-name="P27"><text:span text:style-name="T15"/></text:p>
            </text:list-item>
          </text:list>
          <text:list text:style-name="L8">
            <text:list-item>
              <text:list>
                <text:list-header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4" draw:layer="layout" svg:width="1.4cm" svg:height="0.839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8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50" draw:text-style-name="P10" draw:layer="layout" svg:width="22.4cm" svg:height="2.1cm" svg:x="2.8cm" svg:y="-0.001cm">
          <text:list text:style-name="L4">
            <text:list-header>
              <text:p text:style-name="P9"><text:span text:style-name="T8">HTML- och XML-pars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8" draw:layer="layout" svg:width="22.4cm" svg:height="10.817cm" svg:x="2.8cm" svg:y="2.657cm">
          <text:list text:style-name="L5">
            <text:list-item>
              <text:p text:style-name="P15"><text:span text:style-name="T11">html.parser</text:span><text:span text:style-name="T9"> - parsa HTML- och XHTML-kod</text:span></text:p>
            </text:list-item>
            <text:list-item>
              <text:p text:style-name="P15"><text:span text:style-name="T9">XML-parsning (och generering)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21">xml.etree</text:span></text:p>
                </text:list-item>
                <text:list-item>
                  <text:p text:style-name="P16"><text:span text:style-name="T21">xml.dom/xml.dom.minidom</text:span></text:p>
                </text:list-item>
                <text:list-item>
                  <text:p text:style-name="P16"><text:span text:style-name="T21">xml.sax</text:span></text:p>
                </text:list-item>
                <text:list-item>
                  <text:p text:style-name="P16"><text:span text:style-name="T10">xml.parsers.expat</text:span></text:p>
                </text:list-item>
                <text:list-item>
                  <text:p text:style-name="P16"><text:span text:style-name="T10">Se vidare </text:span><text:span text:style-name="T21">kapitel 7 - File Handling</text:span></text:p>
                </text:list-item>
              </text:list>
            </text:list-item>
          </text:list>
          <text:list text:style-name="L1">
            <text:list-header>
              <text:p text:style-name="P19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4" draw:layer="layout" svg:width="1.4cm" svg:height="0.84cm" svg:x="25.199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9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55" draw:text-style-name="P10" draw:layer="layout" svg:width="22.4cm" svg:height="2.1cm" svg:x="2.799cm" svg:y="-0.001cm">
          <text:list text:style-name="L4">
            <text:list-header>
              <text:p text:style-name="P9"><text:span text:style-name="T8">html.parser: Definiera hanter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25" draw:layer="layout" svg:width="22.4cm" svg:height="11.761cm" svg:x="2.8cm" svg:y="2.657cm">
          <text:list text:style-name="L5">
            <text:list-header>
              <text:p text:style-name="P22"><text:span text:style-name="T14"><text:s/></text:span><text:span text:style-name="T14">import html.parser</text:span></text:p>
            </text:list-header>
          </text:list>
          <text:list text:style-name="L2">
            <text:list-header>
              <text:p text:style-name="P27"><text:span text:style-name="T20">class MinParser(html.parser.HTMLParser):</text:span></text:p>
              <text:p text:style-name="P27"><text:span text:style-name="T20"><text:s text:c="4"/></text:span><text:span text:style-name="T20">def handle_starttag(self, tag, attrs):</text:span></text:p>
              <text:p text:style-name="P27"><text:span text:style-name="T20"><text:s text:c="8"/></text:span><text:span text:style-name="T20">if attrs:</text:span></text:p>
              <text:p text:style-name="P27"><text:span text:style-name="T20"><text:s text:c="12"/></text:span><text:span text:style-name="T20">print(' '*self.nivå + "Tag:", tag, "Attr:", attrs)</text:span></text:p>
              <text:p text:style-name="P27"><text:span text:style-name="T20"><text:s text:c="8"/></text:span><text:span text:style-name="T20">else:</text:span></text:p>
              <text:p text:style-name="P27"><text:span text:style-name="T20"><text:s text:c="12"/></text:span><text:span text:style-name="T20">print(' '*self.nivå + "Tag:", tag)</text:span></text:p>
              <text:p text:style-name="P27"><text:span text:style-name="T20"><text:s text:c="8"/></text:span><text:span text:style-name="T20">self.nivå += 1</text:span></text:p>
              <text:p text:style-name="P27"><text:span text:style-name="T20"><text:s text:c="4"/></text:span><text:span text:style-name="T20">def handle_endtag(self, tag):</text:span></text:p>
              <text:p text:style-name="P27"><text:span text:style-name="T20"><text:s text:c="8"/></text:span><text:span text:style-name="T20">self.nivå -= 1</text:span></text:p>
              <text:p text:style-name="P27"><text:span text:style-name="T20"><text:s text:c="8"/></text:span><text:span text:style-name="T20">print(' '*self.nivå + "Slut", tag)</text:span></text:p>
              <text:p text:style-name="P27"><text:span text:style-name="T20"><text:s text:c="4"/></text:span><text:span text:style-name="T20">def handle_data(self, data):</text:span></text:p>
              <text:p text:style-name="P27"><text:span text:style-name="T20"><text:s text:c="8"/></text:span><text:span text:style-name="T20">print(' '*self.nivå + "Innehåll:", data)</text:span></text:p>
              <text:p text:style-name="P27"><text:span text:style-name="T20"><text:s text:c="4"/></text:span><text:span text:style-name="T20">def reset(self):</text:span></text:p>
              <text:p text:style-name="P27"><text:span text:style-name="T20"><text:s text:c="8"/></text:span><text:span text:style-name="T20">self.nivå = 0</text:span></text:p>
              <text:p text:style-name="P27"><text:span text:style-name="T20"><text:s text:c="8"/></text:span><text:span text:style-name="T20">super().reset()</text:span></text:p>
              <text:p text:style-name="P27"><text:span text:style-name="T15"/></text:p>
              <text:p text:style-name="P27"><text:span text:style-name="T15"/></text:p>
              <text:p text:style-name="P27"><text:span text:style-name="T15"/></text:p>
            </text:list-header>
          </text:list>
          <text:list text:style-name="L8">
            <text:list-item>
              <text:list>
                <text:list-header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0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60" draw:text-style-name="P10" draw:layer="layout" svg:width="22.4cm" svg:height="2.1cm" svg:x="2.799cm" svg:y="-0.001cm">
          <text:list text:style-name="L4">
            <text:list-header>
              <text:p text:style-name="P9"><text:span text:style-name="T8">html.parser, for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5" draw:layer="layout" svg:width="22.4cm" svg:height="11.761cm" svg:x="2.8cm" svg:y="2.657cm">
          <text:list text:style-name="L5">
            <text:list-header>
              <text:p text:style-name="P22"><text:span text:style-name="T14"><text:s/></text:span><text:span text:style-name="T14">&gt;&gt;&gt; </text:span><text:span text:style-name="T23">parser = MinParser()</text:span></text:p>
            </text:list-header>
          </text:list>
          <text:list text:style-name="L2">
            <text:list-header>
              <text:p text:style-name="P27"><text:span text:style-name="T20">&gt;&gt;&gt; </text:span><text:span text:style-name="T24">html = '''&lt;html&gt;&lt;body&gt;</text:span></text:p>
              <text:p text:style-name="P27"><text:span text:style-name="T20">... </text:span><text:span text:style-name="T24">&lt;a href="http://127.0.0.1/"&gt;Hem&lt;/a&gt;</text:span></text:p>
              <text:p text:style-name="P27"><text:span text:style-name="T20">... </text:span><text:span text:style-name="T24">&lt;/body&gt;&lt;/html&gt;'''</text:span></text:p>
              <text:p text:style-name="P27"><text:span text:style-name="T20">&gt;&gt;&gt; </text:span><text:span text:style-name="T24">parser.feed(html)</text:span></text:p>
              <text:p text:style-name="P27"><text:span text:style-name="T20">Tag: html</text:span></text:p>
              <text:p text:style-name="P27"><text:span text:style-name="T20"><text:s/></text:span><text:span text:style-name="T20">Tag: body</text:span></text:p>
              <text:p text:style-name="P27"><text:span text:style-name="T20"><text:s text:c="2"/></text:span><text:span text:style-name="T20">Innehåll:</text:span></text:p>
            </text:list-header>
            <text:list-item>
              <text:p text:style-name="P27"><text:span text:style-name="T20"><text:s/></text:span></text:p>
              <text:p text:style-name="P27"><text:span text:style-name="T20"><text:s text:c="2"/></text:span><text:span text:style-name="T20">Tag: a Attr: [('href', 'http://127.0.0.1/')]</text:span></text:p>
              <text:p text:style-name="P27"><text:span text:style-name="T20"><text:s text:c="3"/></text:span><text:span text:style-name="T20">Innehåll: Hem</text:span></text:p>
              <text:p text:style-name="P27"><text:span text:style-name="T20"><text:s text:c="2"/></text:span><text:span text:style-name="T20">Slut a</text:span></text:p>
              <text:p text:style-name="P27"><text:span text:style-name="T20"><text:s text:c="2"/></text:span><text:span text:style-name="T20">Innehåll: </text:span></text:p>
            </text:list-item>
            <text:list-item>
              <text:p text:style-name="P27"><text:span text:style-name="T20"/></text:p>
              <text:p text:style-name="P27"><text:span text:style-name="T20"><text:s/></text:span><text:span text:style-name="T20">Slut body</text:span></text:p>
              <text:p text:style-name="P27"><text:span text:style-name="T20">Slut html</text:span></text:p>
              <text:p text:style-name="P27"><text:span text:style-name="T20">&gt;&gt;&gt; </text:span><text:span text:style-name="T24">parser.close()</text:span></text:p>
              <text:p text:style-name="P27"><text:span text:style-name="T15"/></text:p>
              <text:p text:style-name="P27"><text:span text:style-name="T15"/></text:p>
              <text:p text:style-name="P27"><text:span text:style-name="T15"/></text:p>
              <text:p text:style-name="P27"><text:span text:style-name="T15"/></text:p>
            </text:list-item>
          </text:list>
          <text:list text:style-name="L8">
            <text:list-item>
              <text:list>
                <text:list-header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1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65" draw:text-style-name="P10" draw:layer="layout" svg:width="22.4cm" svg:height="2.1cm" svg:x="2.799cm" svg:y="-0.001cm">
          <text:list text:style-name="L4">
            <text:list-header>
              <text:p text:style-name="P9"><text:span text:style-name="T8">XML-pars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5" draw:layer="layout" svg:width="22.4cm" svg:height="11.761cm" svg:x="2.8cm" svg:y="2.658cm">
          <text:list text:style-name="L5">
            <text:list-item>
              <text:p text:style-name="P22"><text:span text:style-name="T25">Exempel med ElementTree:</text:span></text:p>
            </text:list-item>
          </text:list>
          <text:list text:style-name="L8">
            <text:list-item>
              <text:list>
                <text:list-header>
                  <text:p text:style-name="P23"><text:span text:style-name="T13"/></text:p>
                  <text:p text:style-name="P23"><text:span text:style-name="T17">#!/usr/bin/env python3</text:span></text:p>
                  <text:p text:style-name="P23"><text:span text:style-name="T17">import xml.etree.ElementTree as ET</text:span></text:p>
                  <text:p text:style-name="P23"><text:span text:style-name="T17"/></text:p>
                  <text:p text:style-name="P23"><text:span text:style-name="T17">report = """&lt;?xml version="1.0"?&gt;</text:span></text:p>
                  <text:p text:style-name="P23"><text:span text:style-name="T17">&lt;bbk-resultset type="int"&gt;</text:span></text:p>
                  <text:p text:style-name="P23"><text:span text:style-name="T17"><text:s text:c="2"/></text:span><text:span text:style-name="T17">&lt;data&gt;212345678&lt;/data&gt;</text:span></text:p>
                  <text:p text:style-name="P23"><text:span text:style-name="T17">&lt;/bbk-resultset&gt;"""</text:span></text:p>
                  <text:p text:style-name="P23"><text:span text:style-name="T17"/></text:p>
                  <text:p text:style-name="P23"><text:span text:style-name="T17">xmlroot = ET.fromstring(report)</text:span></text:p>
                  <text:p text:style-name="P23"><text:span text:style-name="T17">tag = xmlroot[0].tag</text:span></text:p>
                  <text:p text:style-name="P23"><text:span text:style-name="T17">res_id = xmlroot[0].text</text:span></text:p>
                  <text:p text:style-name="P23"><text:span text:style-name="T17">print("Tag:", tag, " Text:", res_id)</text:span></text:p>
                  <text:p text:style-name="P23"><text:span text:style-name="T13"/></text:p>
                  <text:p text:style-name="P23"><text:span text:style-name="T13"/></text:p>
                </text:list-header>
              </text:list>
            </text:list-item>
          </text:list>
          <text:list text:style-name="L1">
            <text:list-header>
              <text:p text:style-name="P2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4" draw:layer="layout" svg:width="1.4cm" svg:height="0.839cm" svg:x="25.199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2" presentation:class="page"/>
          <draw:custom-shape draw:style-name="gr1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70" draw:text-style-name="P10" draw:layer="layout" svg:width="22.4cm" svg:height="2.1cm" svg:x="2.8cm" svg:y="-0.001cm">
          <text:list text:style-name="L4">
            <text:list-header>
              <text:p text:style-name="P9"><text:span text:style-name="T8">Modulen lo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32" draw:layer="layout" svg:width="22.4cm" svg:height="10.816cm" svg:x="2.8cm" svg:y="2.658cm">
          <text:list text:style-name="L5">
            <text:list-item>
              <text:p text:style-name="P28"><text:span text:style-name="T25">Kraftfull modul - stort antal sätt att logga, t.ex.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Till fil (med inbyggd rotation)</text:span></text:p>
                </text:list-item>
                <text:list-item>
                  <text:p text:style-name="P29"><text:span text:style-name="T26">Via nätverk; tcp/udp, smtp, socket</text:span></text:p>
                </text:list-item>
                <text:list-item>
                  <text:p text:style-name="P29"><text:span text:style-name="T26">Via syslog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Efterliknar syslog i sitt koncept: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Olika nivåer; debug, info, warning, error, critical</text:span></text:p>
                </text:list-item>
                <text:list-item>
                  <text:p text:style-name="P29"><text:span text:style-name="T26">Olika avsändare (t.ex. applikationsnamn)</text:span></text:p>
                </text:list-item>
                <text:list-item>
                  <text:p text:style-name="P29"><text:span text:style-name="T26">Styra olika meddelanden (t.ex. nivåer) till olika destinationer</text:span></text:p>
                </text:list-item>
              </text:list>
            </text:list-item>
          </text:list>
          <text:list text:style-name="L1">
            <text:list-header>
              <text:p text:style-name="P31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3" presentation:class="page"/>
          <draw:custom-shape draw:style-name="gr7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76" draw:text-style-name="P10" draw:layer="layout" svg:width="22.4cm" svg:height="2.1cm" svg:x="2.8cm" svg:y="-0.001cm">
          <text:list text:style-name="L4">
            <text:list-header>
              <text:p text:style-name="P9"><text:span text:style-name="T8">Exempel: modulen logg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5" draw:layer="layout" svg:width="22.4cm" svg:height="10.817cm" svg:x="2.8cm" svg:y="2.658cm">
          <text:list text:style-name="L5">
            <text:list-header>
              <text:p text:style-name="P22"><text:span text:style-name="T13"><text:s/></text:span><text:span text:style-name="T13">i</text:span><text:span text:style-name="T14">mport logging</text:span></text:p>
            </text:list-header>
          </text:list>
          <text:list text:style-name="L8">
            <text:list-item>
              <text:list>
                <text:list-header>
                  <text:p text:style-name="P23"><text:span text:style-name="T14"/></text:p>
                  <text:p text:style-name="P23"><text:span text:style-name="T14">logging.basicConfig(level=logging.DEBUG,</text:span></text:p>
                  <text:p text:style-name="P23"><text:span text:style-name="T14"><text:s text:c="20"/></text:span><text:span text:style-name="T14">format='%(asctime)s %(levelname)-8s %(message)s',</text:span></text:p>
                  <text:p text:style-name="P23"><text:span text:style-name="T14"><text:s text:c="20"/></text:span><text:span text:style-name="T14">datefmt='%a, %d %b %Y %H:%M:%S',</text:span></text:p>
                  <text:p text:style-name="P23"><text:span text:style-name="T14"><text:s text:c="20"/></text:span><text:span text:style-name="T14">filename='/tmp/myapp.log',</text:span></text:p>
                  <text:p text:style-name="P23"><text:span text:style-name="T14"><text:s text:c="20"/></text:span><text:span text:style-name="T14">filemode='w')</text:span></text:p>
                  <text:p text:style-name="P23"><text:span text:style-name="T14">logging.debug('A debug message')</text:span></text:p>
                  <text:p text:style-name="P23"><text:span text:style-name="T14">logging.info('Some information')</text:span></text:p>
                  <text:p text:style-name="P23"><text:span text:style-name="T14">logging.warning('A shot across the bows')</text:span></text:p>
                  <text:p text:style-name="P23"><text:span text:style-name="T14"/></text:p>
                  <text:p text:style-name="P23"><text:span text:style-name="T14">Genererar följande logg-fil:</text:span></text:p>
                  <text:p text:style-name="P23"><text:span text:style-name="T14"/></text:p>
                  <text:p text:style-name="P23"><text:span text:style-name="T14">Fri, 02 Jul 2004 13:06:18 DEBUG <text:s text:c="3"/>A debug message</text:span></text:p>
                  <text:p text:style-name="P23"><text:span text:style-name="T14">Fri, 02 Jul 2004 13:06:18 INFO <text:s text:c="4"/>Some information</text:span></text:p>
                  <text:p text:style-name="P23"><text:span text:style-name="T14">Fri, 02 Jul 2004 13:06:18 WARNING <text:s/>A shot across the bows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4" presentation:class="page"/>
          <draw:custom-shape draw:style-name="gr7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81" draw:text-style-name="P10" draw:layer="layout" svg:width="22.4cm" svg:height="2.1cm" svg:x="2.8cm" svg:y="-0.001cm">
          <text:list text:style-name="L4">
            <text:list-header>
              <text:p text:style-name="P9"><text:span text:style-name="T8">Debug mode - pd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32" draw:layer="layout" svg:width="22.4cm" svg:height="10.816cm" svg:x="2.8cm" svg:y="2.658cm">
          <text:list text:style-name="L5">
            <text:list-item>
              <text:p text:style-name="P28"><text:span text:style-name="T25">Ett program kan köras i debug-läge, enklast via följande kommando:</text:span></text:p>
            </text:list-item>
          </text:list>
          <text:list text:style-name="L8">
            <text:list-item>
              <text:list>
                <text:list-header>
                  <text:p text:style-name="P33"><text:span text:style-name="T17">$ </text:span><text:span text:style-name="T28">python3 -m pdb ./myprog.py</text:span></text:p>
                </text:list-header>
              </text:list>
            </text:list-item>
          </text:list>
          <text:list text:style-name="L5">
            <text:list-item>
              <text:p text:style-name="P30"><text:span text:style-name="T25">Kommandon, exempel:</text:span></text:p>
            </text:list-item>
          </text:list>
          <text:list text:style-name="L9">
            <text:list-item>
              <text:list>
                <text:list-item>
                  <text:p text:style-name="P29"><text:span text:style-name="T29">h/help</text:span><text:span text:style-name="T30"> </text:span><text:span text:style-name="T26">– skriv ut hjälp</text:span></text:p>
                </text:list-item>
                <text:list-item>
                  <text:p text:style-name="P29"><text:span text:style-name="T29">l/list</text:span><text:span text:style-name="T30"> </text:span><text:span text:style-name="T26">– skriv ut var i koden vi befinner oss</text:span></text:p>
                </text:list-item>
                <text:list-item>
                  <text:p text:style-name="P29"><text:span text:style-name="T31">n/next</text:span><text:span text:style-name="T26"> – stega fram (över) en rad i programmet</text:span></text:p>
                </text:list-item>
                <text:list-item>
                  <text:p text:style-name="P29"><text:span text:style-name="T29">s/step </text:span><text:span text:style-name="T26">–</text:span><text:span text:style-name="T31"> </text:span><text:span text:style-name="T26">stega fram (in i) en rad i programmet</text:span></text:p>
                </text:list-item>
                <text:list-item>
                  <text:p text:style-name="P29"><text:span text:style-name="T31">q/quit</text:span></text:p>
                </text:list-item>
                <text:list-item>
                  <text:p text:style-name="P29"><text:span text:style-name="T29">p/print</text:span><text:span text:style-name="T30"> </text:span><text:span text:style-name="T26">– skriv ut variabelinnehåll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Om ett program kraschar med ett ohanterat undantag går debuggern in i "post-mortem"-mod där möjlighet finns att undersöka variabelvärden, återstarta programmet mm</text:span></text:p>
            </text:list-item>
            <text:list-item>
              <text:p text:style-name="P30"><text:span text:style-name="T25">Se vidare pythondokumentationen</text:span></text:p>
            </text:list-item>
          </text:list>
          <text:list text:style-name="L1">
            <text:list-header>
              <text:p text:style-name="P31"><text:span text:style-name="T2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5" presentation:class="page"/>
          <draw:custom-shape draw:style-name="gr7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86" draw:text-style-name="P10" draw:layer="layout" svg:width="22.4cm" svg:height="2.1cm" svg:x="2.8cm" svg:y="-0.001cm">
          <text:list text:style-name="L4">
            <text:list-header>
              <text:p text:style-name="P9"><text:span text:style-name="T8">Andra externa moduler och ramve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32" draw:layer="layout" svg:width="22.4cm" svg:height="10.817cm" svg:x="2.8cm" svg:y="2.657cm">
          <text:list text:style-name="L5">
            <text:list-item>
              <text:p text:style-name="P28"><text:span text:style-name="T32">NumPy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33">Matlab-liknande modul för t.ex. flerdimensionella arrayer</text:span></text:p>
                </text:list-item>
                <text:list-item>
                  <text:p text:style-name="P29"><text:span text:style-name="T33">Se vidare </text:span><text:span text:style-name="T34"><text:a xlink:href="http://numpy.scipy.org/" xlink:type="simple">http://numpy.scipy.org/</text:a>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32">pandas</text:span></text:p>
              <text:list>
                <text:list-item>
                  <text:p text:style-name="P30"><text:span text:style-name="T32">Analys och visualisering av data </text:span></text:p>
                </text:list-item>
              </text:list>
            </text:list-item>
            <text:list-item>
              <text:p text:style-name="P30"><text:span text:style-name="T32">Twisted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33">Händelsestyrd nätverksmotor med stort antal nätverkstjänster/protokoll</text:span></text:p>
                </text:list-item>
                <text:list-item>
                  <text:p text:style-name="P29"><text:span text:style-name="T33">Se vidare </text:span><text:span text:style-name="T34"><text:a xlink:href="http://twistedmatrix.com/" xlink:type="simple">http://twistedmatrix.com</text:a>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32">PyGame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33">Grafikramverk för att skriva spel/multimedia/grafik-applikationer</text:span></text:p>
                </text:list-item>
                <text:list-item>
                  <text:p text:style-name="P29"><text:span text:style-name="T33">Se vidare http://www.pygame.org</text:span></text:p>
                </text:list-item>
              </text:list>
            </text:list-item>
          </text:list>
          <text:list text:style-name="L1">
            <text:list-header>
              <text:p text:style-name="P31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6" presentation:class="page"/>
          <draw:custom-shape draw:style-name="gr91" draw:text-style-name="P21" draw:layer="layout" svg:width="15.303cm" svg:height="13.365cm" svg:x="2.824cm" svg:y="14.109cm">
            <text:list text:style-name="L7">
              <text:list-item>
                <text:p text:style-name="P20"><text:span text:style-name="T36">Sage: http://sage.org</text:span></text:p>
              </text:list-item>
            </text:list>
            <text:list text:style-name="L10">
              <text:list-header>
                <text:p text:style-name="P34"><text:span text:style-name="T36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5" draw:layer="layout" svg:width="6.274cm" svg:height="1.256cm" svg:x="2.824cm" svg:y="27.501cm">
            <text:list text:style-name="L3">
              <text:list-header>
                <text:p text:style-name="P4"><text:span text:style-name="T6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7" draw:layer="layout" svg:width="1.413cm" svg:height="1.256cm" svg:x="18.599cm" svg:y="27.502cm">
            <text:list text:style-name="L3">
              <text:list-header>
                <text:p text:style-name="P6"><text:span text:style-name="T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5" draw:layer="layout" svg:width="15.303cm" svg:height="1.146cm" svg:x="2.825cm" svg:y="0.916cm">
            <text:list text:style-name="L3">
              <text:list-header>
                <text:p text:style-name="P4"><text:span text:style-name="T6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5" draw:text-style-name="P10" draw:layer="layout" svg:width="22.4cm" svg:height="2.1cm" svg:x="2.8cm" svg:y="-0.001cm">
          <text:list text:style-name="L4">
            <text:list-header>
              <text:p text:style-name="P9"><text:span text:style-name="T8">Webb-ramve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32" draw:layer="layout" svg:width="22.4cm" svg:height="10.816cm" svg:x="2.8cm" svg:y="2.658cm">
          <text:list text:style-name="L5">
            <text:list-item>
              <text:p text:style-name="P28"><text:span text:style-name="T25">cherryPy - </text:span><text:span text:style-name="T32">http://www.cherrypy.org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33">Webbapplikationsserver i lättviktsformat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Zope - </text:span><text:span text:style-name="T32">http://www.zope.org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33">Webbapplikationsserver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TurboGears - http://www.turbogears.org/ och Django - http://www.djangoproject.com/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Webbutvecklingsramverk som består av flera andra opensource-komponenter, bl.a. webbapplikationsserver, javascriptbibliotek, templatingbibliotek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Plone <text:s/>- http://plone.org/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Stort och spritt Content Management-system baserat på Zope</text:span></text:p>
                </text:list-item>
              </text:list>
            </text:list-item>
          </text:list>
          <text:list text:style-name="L1">
            <text:list-header>
              <text:p text:style-name="P31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7" presentation:class="page"/>
          <draw:custom-shape draw:style-name="gr7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00" draw:text-style-name="P10" draw:layer="layout" svg:width="22.4cm" svg:height="2.1cm" svg:x="2.799cm" svg:y="-0.001cm">
          <text:list text:style-name="L4">
            <text:list-header>
              <text:p text:style-name="P9"><text:span text:style-name="T8">Grafiska gränssnit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32" draw:layer="layout" svg:width="22.4cm" svg:height="10.816cm" svg:x="2.8cm" svg:y="2.658cm">
          <text:list text:style-name="L5">
            <text:list-item>
              <text:p text:style-name="P28"><text:span text:style-name="T25">Tkinter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Vanligt grafikramverk för Python</text:span></text:p>
                </text:list-item>
                <text:list-item>
                  <text:p text:style-name="P29"><text:span text:style-name="T26">IDLE är skriven i Tkinter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PyGTK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Python-ramverk ovanpå Gnome GTK+</text:span></text:p>
                </text:list-item>
                <text:list-item>
                  <text:p text:style-name="P29"><text:span text:style-name="T26">Se vidare http://www.pygtk.org/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WXPython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Python-ramverk ovanpå wxWidgets</text:span></text:p>
                </text:list-item>
                <text:list-item>
                  <text:p text:style-name="P29"><text:span text:style-name="T26">Se vidare http://www.wxpython.org</text:span></text:p>
                </text:list-item>
              </text:list>
            </text:list-item>
          </text:list>
          <text:list text:style-name="L5">
            <text:list-item>
              <text:p text:style-name="P30"><text:span text:style-name="T25">PyQT4, pyqt5</text:span></text:p>
            </text:list-item>
          </text:list>
          <text:list text:style-name="L6">
            <text:list-item>
              <text:list>
                <text:list-item>
                  <text:p text:style-name="P29"><text:span text:style-name="T26">Python-ramverk ovanpå Qt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35"><text:span text:style-name="T26"/></text:p>
                </text:list-header>
              </text:list>
            </text:list-item>
          </text:list>
          <text:list text:style-name="L1">
            <text:list-header>
              <text:p text:style-name="P31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2" draw:layer="layout" svg:width="21.467cm" svg:height="0.839cm" svg:x="3.266cm" svg:y="14.525cm">
          <text:list text:style-name="L3">
            <text:list-header>
              <text:p text:style-name="P1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5.254cm" svg:height="11.139cm" svg:x="2.874cm" svg:y="2.225cm" draw:page-number="18" presentation:class="page"/>
          <draw:custom-shape draw:style-name="gr75" draw:text-style-name="P8" draw:layer="layout" svg:width="15.303cm" svg:height="13.365cm" svg:x="2.825cm" svg:y="14.10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05" draw:text-style-name="P10" draw:layer="layout" svg:width="22.4cm" svg:height="2.1cm" svg:x="2.8cm" svg:y="-0.001cm">
          <text:list text:style-name="L4">
            <text:list-header>
              <text:p text:style-name="P9"><text:span text:style-name="T8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40" draw:layer="layout" svg:width="22.4cm" svg:height="10.816cm" svg:x="2.8cm" svg:y="2.658cm">
          <text:list text:style-name="L11">
            <text:list-item>
              <text:p text:style-name="P36"><text:span text:style-name="T37">ovn1001/slurp.py</text:span><text:span text:style-name="T25"> <text:s/>Skriv funktionen </text:span><text:span text:style-name="T38">webbsida</text:span><text:span text:style-name="T25"> som tar en URL som parameter. Funktionen ska hämta URL:en och returnera innehållet som en sträng</text:span><text:span text:style-name="T32">.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33">Använd </text:span><text:span text:style-name="T39">urllib.request</text:span></text:p>
                </text:list-item>
                <text:list-item>
                  <text:p text:style-name="P37"><text:span text:style-name="T33">Förutsätt att sidan är kodad i utf-8 eller latin1</text:span></text:p>
                </text:list-item>
                <text:list-item>
                  <text:p text:style-name="P37"><text:span text:style-name="T33">Returnera </text:span><text:span text:style-name="T39">None</text:span><text:span text:style-name="T33"> ifall det inte gick att hämta sidan</text:span></text:p>
                </text:list-item>
              </text:list>
            </text:list-item>
          </text:list>
          <text:list text:style-name="L11">
            <text:list-item>
              <text:p text:style-name="P38"><text:span text:style-name="T40">ovn1002/leta.py </text:span><text:span text:style-name="T32"><text:s/>Skriv funktionen </text:span><text:span text:style-name="T41">allalankar</text:span><text:span text:style-name="T32"> som tar en URL som parameter. Funktionen ska returnera en mängd (</text:span><text:span text:style-name="T41">set</text:span><text:span text:style-name="T32">) med alla länkar som webbsidan innehåller, dvs. den ska söka efter </text:span><text:span text:style-name="T42">&lt;a href="..."&gt;</text:span><text:span text:style-name="T32"> 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33">Använd </text:span><text:span text:style-name="T43">html.parser</text:span><text:span text:style-name="T33"> </text:span></text:p>
                </text:list-item>
              </text:list>
            </text:list-item>
          </text:list>
          <text:list text:style-name="L1">
            <text:list-header>
              <text:p text:style-name="P39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42" draw:layer="layout" svg:width="21.467cm" svg:height="0.839cm" svg:x="3.266cm" svg:y="14.525cm">
          <text:list text:style-name="L3">
            <text:list-header>
              <text:p text:style-name="P4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19" presentation:class="page"/>
          <draw:custom-shape draw:style-name="gr110" draw:text-style-name="P5" draw:layer="layout" svg:width="6.274cm" svg:height="1.256cm" svg:x="2.824cm" svg:y="27.501cm">
            <text:list text:style-name="L3">
              <text:list-header>
                <text:p text:style-name="P4"><text:span text:style-name="T6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7" draw:layer="layout" svg:width="1.413cm" svg:height="1.256cm" svg:x="18.599cm" svg:y="27.502cm">
            <text:list text:style-name="L3">
              <text:list-header>
                <text:p text:style-name="P6"><text:span text:style-name="T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5" draw:layer="layout" svg:width="15.303cm" svg:height="1.146cm" svg:x="2.825cm" svg:y="0.916cm">
            <text:list text:style-name="L3">
              <text:list-header>
                <text:p text:style-name="P4"><text:span text:style-name="T6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13" draw:text-style-name="P10" draw:layer="layout" svg:width="22.4cm" svg:height="2.1cm" svg:x="2.8cm" svg:y="-0.001cm">
          <text:list text:style-name="L4">
            <text:list-header>
              <text:p text:style-name="P9"><text:span text:style-name="T8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40" draw:layer="layout" svg:width="22.4cm" svg:height="10.816cm" svg:x="2.8cm" svg:y="2.658cm">
          <text:list text:style-name="L11">
            <text:list-item>
              <text:p text:style-name="P36"><text:span text:style-name="T40">ovn1003/accelerator.py**</text:span><text:span text:style-name="T32"> <text:s/>Skapa funktionen webbot som tar två strängar som parametrar. Den första strängen ska vara en URL, den andra sökvägen till en katalog.</text:span></text:p>
            </text:list-item>
          </text:list>
          <text:list text:style-name="L12">
            <text:list-item>
              <text:list>
                <text:list-item>
                  <text:p text:style-name="P37"><text:span text:style-name="T33">Kontrollera att katalogen finns, annars ska funktionen skapa den.</text:span></text:p>
                </text:list-item>
                <text:list-item>
                  <text:p text:style-name="P37"><text:span text:style-name="T33">Hämta URL:en och spara innehållet i filen ”main.html” i katalogen.</text:span></text:p>
                </text:list-item>
                <text:list-item>
                  <text:p text:style-name="P37"><text:span text:style-name="T33">Hitta alla länkar i den hämtade sidan och parallellt hämta innehållet i alla länkar och spara i olika filer i katalogen.</text:span></text:p>
                  <text:list>
                    <text:list-item>
                      <text:p text:style-name="P37"><text:span text:style-name="T33">Använd t.ex. trådar eller korutiner.</text:span></text:p>
                    </text:list-item>
                    <text:list-item>
                      <text:p text:style-name="P37"><text:span text:style-name="T33">Ignorera länkar som inte börjar med </text:span><text:span text:style-name="T39">http</text:span><text:span text:style-name="T33">.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39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0" draw:layer="layout" svg:width="2.333cm" svg:height="0.84cm" svg:x="0.466cm" svg:y="14.524cm">
          <text:list text:style-name="L3">
            <text:list-header>
              <text:p text:style-name="P9"><text:span text:style-name="T7">2019-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42" draw:layer="layout" svg:width="21.467cm" svg:height="0.839cm" svg:x="3.266cm" svg:y="14.525cm">
          <text:list text:style-name="L3">
            <text:list-header>
              <text:p text:style-name="P41"><text:span text:style-name="T7">© Init AB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4" draw:layer="layout" svg:width="1.4cm" svg:height="0.84cm" svg:x="25.2cm" svg:y="14.524cm">
          <text:list text:style-name="L3">
            <text:list-header>
              <text:p text:style-name="P13"><text:span text:style-name="T7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5" draw:layer="layout" svg:width="15.254cm" svg:height="11.139cm" svg:x="2.874cm" svg:y="2.225cm" draw:page-number="20" presentation:class="page"/>
          <draw:custom-shape draw:style-name="gr118" draw:text-style-name="P5" draw:layer="layout" svg:width="6.274cm" svg:height="1.256cm" svg:x="2.824cm" svg:y="27.501cm">
            <text:list text:style-name="L3">
              <text:list-header>
                <text:p text:style-name="P4"><text:span text:style-name="T6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7" draw:layer="layout" svg:width="1.413cm" svg:height="1.256cm" svg:x="18.599cm" svg:y="27.502cm">
            <text:list text:style-name="L3">
              <text:list-header>
                <text:p text:style-name="P6"><text:span text:style-name="T6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5" draw:layer="layout" svg:width="15.303cm" svg:height="1.146cm" svg:x="2.825cm" svg:y="0.916cm">
            <text:list text:style-name="L3">
              <text:list-header>
                <text:p text:style-name="P4"><text:span text:style-name="T6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1" svg:font-family="'ＭＳ Ｐゴシック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203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704cm" fo:margin-right="0cm" fo:margin-top="0.174cm" fo:margin-bottom="0cm" fo:line-height="100%" fo:text-align="start" fo:text-indent="-0.655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6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67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4.723cm" fo:margin-right="0cm" fo:margin-top="0.174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" fo:font-family="Arial" style:font-pitch="variable" fo:font-size="28.7000007629395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9.365cm" fo:min-width="24.93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6cm" fo:min-width="20.496cm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5" style:family="presentation" style:parent-style-name="Titel1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13cm" fo:min-width="0cm" fo:padding-top="0.125cm" fo:padding-bottom="0.125cm" fo:padding-left="0.251cm" fo:padding-right="0.251cm" fo:wrap-option="wrap" draw:shadow-color="#808080"/>
    </style:style>
    <style:style style:name="Mpr6" style:family="presentation" style:parent-style-name="Titel1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02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3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draw:style-name="Mgr3" draw:text-style-name="MP7" draw:layer="backgroundobjects" svg:width="2.528cm" svg:height="1.797cm" svg:x="1.127cm" svg:y="13.187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4" draw:text-style-name="MP8" draw:layer="backgroundobjects" svg:width="25.432cm" svg:height="9.625cm" svg:x="1.634cm" svg:y="4.375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366cm" svg:height="2.432cm" svg:x="2.798cm" svg:y="-0.357cm" presentation:class="title" presentation:placeholder="true">
        <draw:text-box/>
      </draw:frame>
      <draw:frame presentation:style-name="Titel1-outline1" draw:layer="backgroundobjects" svg:width="22.366cm" svg:height="9.253cm" svg:x="2.798cm" svg:y="2.658cm" presentation:class="outline" presentation:placeholder="true">
        <draw:text-box/>
      </draw:frame>
      <draw:frame draw:style-name="Mgr5" draw:text-style-name="MP10" draw:layer="backgroundobjects" svg:width="3.466cm" svg:height="1.024cm" svg:x="4.433cm" svg:y="14.349cm" presentation:class="date-time">
        <draw:text-box>
          <text:list text:style-name="ML3">
            <text:list-header>
              <text:p text:style-name="MP9"><text:span text:style-name="MT2">2010-09</text:span></text:p>
            </text:list-header>
          </text:list>
        </draw:text-box>
      </draw:frame>
      <draw:frame draw:style-name="Mgr6" draw:text-style-name="MP10" draw:layer="backgroundobjects" svg:width="8.833cm" svg:height="1.024cm" svg:x="9.565cm" svg:y="14.349cm" presentation:class="footer">
        <draw:text-box>
          <text:list text:style-name="ML3">
            <text:list-header>
              <text:p text:style-name="MP9"><text:span text:style-name="MT2">© Init AB</text:span></text:p>
            </text:list-header>
          </text:list>
        </draw:text-box>
      </draw:frame>
      <draw:frame draw:style-name="Mgr7" draw:text-style-name="MP12" draw:layer="backgroundobjects" svg:width="6.5cm" svg:height="1.024cm" svg:x="20.066cm" svg:y="14.349cm" presentation:class="page-number">
        <draw:text-box>
          <text:list text:style-name="ML4">
            <text:list-header>
              <text:p text:style-name="MP11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8" draw:text-style-name="MP13" draw:layer="backgroundobjects" svg:width="21cm" svg:height="29.7cm" svg:x="0cm" svg:y="0cm">
          <text:p/>
        </draw:rect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4" draw:layer="backgroundobjects" svg:width="20.998cm" svg:height="29.6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5.219cm" svg:height="11.106cm" svg:x="2.873cm" svg:y="2.223cm" presentation:class="page"/>
        <draw:frame presentation:style-name="Titel1-notes" draw:layer="backgroundobjects" svg:width="15.268cm" svg:height="13.331cm" svg:x="2.824cm" svg:y="14.109cm" presentation:class="notes" presentation:placeholder="true">
          <draw:text-box/>
        </draw:frame>
        <draw:frame presentation:style-name="Mpr4" draw:text-style-name="MP10" draw:layer="backgroundobjects" svg:width="6.239cm" svg:height="1.222cm" svg:x="2.824cm" svg:y="27.5cm" presentation:class="footer">
          <draw:text-box>
            <text:list text:style-name="ML5">
              <text:list-header>
                <text:p text:style-name="MP9"><text:span text:style-name="MT4">© Init AB</text:span></text:p>
              </text:list-header>
            </text:list>
          </draw:text-box>
        </draw:frame>
        <draw:frame presentation:style-name="Mpr5" draw:text-style-name="MP12" draw:layer="backgroundobjects" svg:width="1.378cm" svg:height="1.222cm" svg:x="18.598cm" svg:y="27.5cm" presentation:class="page-number">
          <draw:text-box>
            <text:list text:style-name="ML5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  <draw:frame presentation:style-name="Mpr6" draw:text-style-name="MP10" draw:layer="backgroundobjects" svg:width="15.268cm" svg:height="1.112cm" svg:x="2.824cm" svg:y="0.916cm" presentation:class="header">
          <draw:text-box>
            <text:list text:style-name="ML5">
              <text:list-header>
                <text:p text:style-name="MP9"><text:span text:style-name="MT4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4T12:53:25.664664053</meta:creation-date>
    <dc:date>2019-11-12T17:49:17.717730665</dc:date>
    <meta:editing-duration>PT12H22M37S</meta:editing-duration>
    <meta:editing-cycles>28</meta:editing-cycles>
    <meta:generator>LibreOffice/6.3.2.2$Linux_X86_64 LibreOffice_project/30$Build-2</meta:generator>
    <meta:document-statistic meta:object-count="194"/>
  </office:meta>
</office:document-meta>
</file>